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0d96" officeooo:paragraph-rsid="001d0d96"/>
    </style:style>
    <style:style style:name="P2" style:family="paragraph" style:parent-style-name="Standard">
      <style:text-properties fo:language="pl" fo:country="PL" officeooo:rsid="001c5853" officeooo:paragraph-rsid="00232c26" style:font-size-asian="10.5pt"/>
    </style:style>
    <style:style style:name="P3" style:family="paragraph" style:parent-style-name="Standard">
      <style:text-properties fo:language="pl" fo:country="PL" officeooo:rsid="001eba17" officeooo:paragraph-rsid="00263d53" style:font-size-asian="10.5pt"/>
    </style:style>
    <style:style style:name="P4" style:family="paragraph" style:parent-style-name="Standard">
      <style:paragraph-properties fo:text-align="start" style:justify-single-word="false"/>
      <style:text-properties fo:language="pl" fo:country="PL" officeooo:rsid="001fbf12" officeooo:paragraph-rsid="001fbf12" style:font-size-asian="10.5pt"/>
    </style:style>
    <style:style style:name="P5" style:family="paragraph" style:parent-style-name="Standard">
      <style:text-properties fo:language="pl" fo:country="PL" officeooo:rsid="00212908" officeooo:paragraph-rsid="00212908" style:font-size-asian="10.5pt"/>
    </style:style>
    <style:style style:name="P6" style:family="paragraph" style:parent-style-name="Standard">
      <style:text-properties fo:language="pl" fo:country="PL" officeooo:rsid="0021b0b3" officeooo:paragraph-rsid="0021b0b3" style:font-size-asian="10.5pt"/>
    </style:style>
    <style:style style:name="P7" style:family="paragraph" style:parent-style-name="Standard">
      <style:text-properties fo:language="pl" fo:country="PL" officeooo:rsid="0021b0b3" officeooo:paragraph-rsid="0024b9c4" style:font-size-asian="10.5pt"/>
    </style:style>
    <style:style style:name="P8" style:family="paragraph" style:parent-style-name="Standard">
      <style:text-properties fo:language="pl" fo:country="PL" officeooo:rsid="0024b9c4" officeooo:paragraph-rsid="0024b9c4" style:font-size-asian="10.5pt"/>
    </style:style>
    <style:style style:name="P9" style:family="paragraph" style:parent-style-name="Standard">
      <style:text-properties fo:language="pl" fo:country="PL" officeooo:rsid="0024e59a" officeooo:paragraph-rsid="0024e59a" style:font-size-asian="10.5pt"/>
    </style:style>
    <style:style style:name="P10" style:family="paragraph" style:parent-style-name="Standard">
      <style:text-properties fo:language="pl" fo:country="PL" officeooo:rsid="00263d53" officeooo:paragraph-rsid="00263d53" style:font-size-asian="10.5pt"/>
    </style:style>
    <style:style style:name="P11" style:family="paragraph" style:parent-style-name="Standard">
      <style:text-properties fo:language="pl" fo:country="PL" officeooo:rsid="00288797" officeooo:paragraph-rsid="00288797" style:font-size-asian="10.5pt"/>
    </style:style>
    <style:style style:name="P12" style:family="paragraph" style:parent-style-name="Standard">
      <style:text-properties fo:language="pl" fo:country="PL" officeooo:rsid="002957ac" officeooo:paragraph-rsid="002957ac" style:font-size-asian="10.5pt"/>
    </style:style>
    <style:style style:name="P13" style:family="paragraph" style:parent-style-name="Standard">
      <style:text-properties fo:language="pl" fo:country="PL" officeooo:rsid="00235cb1" officeooo:paragraph-rsid="002a5723" style:font-size-asian="10.5pt"/>
    </style:style>
    <style:style style:name="P14" style:family="paragraph" style:parent-style-name="Standard" style:list-style-name="L1">
      <style:paragraph-properties fo:text-align="start" style:justify-single-word="false"/>
      <style:text-properties fo:language="pl" fo:country="PL" officeooo:rsid="001d0d96" officeooo:paragraph-rsid="001d0d96" style:font-size-asian="10.5pt"/>
    </style:style>
    <style:style style:name="P15" style:family="paragraph" style:parent-style-name="Standard" style:list-style-name="L1">
      <style:paragraph-properties fo:text-align="start" style:justify-single-word="false"/>
      <style:text-properties fo:language="pl" fo:country="PL" officeooo:rsid="001d0d96" officeooo:paragraph-rsid="002eedf5" style:font-size-asian="10.5pt"/>
    </style:style>
    <style:style style:name="P16" style:family="paragraph" style:parent-style-name="Standard" style:list-style-name="L1">
      <style:paragraph-properties fo:text-align="start" style:justify-single-word="false"/>
      <style:text-properties fo:language="pl" fo:country="PL" officeooo:rsid="002eedf5" officeooo:paragraph-rsid="002eedf5" style:font-size-asian="10.5pt"/>
    </style:style>
    <style:style style:name="P17" style:family="paragraph" style:parent-style-name="Standard">
      <style:paragraph-properties fo:text-align="start" style:justify-single-word="false"/>
      <style:text-properties fo:language="pl" fo:country="PL" officeooo:rsid="002eedf5" officeooo:paragraph-rsid="002eedf5" style:font-size-asian="10.5pt"/>
    </style:style>
    <style:style style:name="P18" style:family="paragraph" style:parent-style-name="Standard">
      <style:paragraph-properties fo:text-align="start" style:justify-single-word="false"/>
      <style:text-properties fo:language="pl" fo:country="PL" officeooo:paragraph-rsid="001d0d96" style:font-size-asian="10.5pt"/>
    </style:style>
    <style:style style:name="P19" style:family="paragraph" style:parent-style-name="Standard">
      <style:text-properties fo:language="pl" fo:country="PL" officeooo:rsid="00235cb1" officeooo:paragraph-rsid="002a5723" style:font-size-asian="10.5pt"/>
    </style:style>
    <style:style style:name="P20" style:family="paragraph" style:parent-style-name="Standard">
      <style:text-properties fo:language="pl" fo:country="PL" officeooo:rsid="00212908" officeooo:paragraph-rsid="0031f457" style:font-size-asian="10.5pt"/>
    </style:style>
    <style:style style:name="P21" style:family="paragraph" style:parent-style-name="Standard">
      <style:text-properties fo:language="pl" fo:country="PL" officeooo:rsid="00212908" officeooo:paragraph-rsid="0032aec1" style:font-size-asian="10.5pt"/>
    </style:style>
    <style:style style:name="P22" style:family="paragraph" style:parent-style-name="Standard">
      <style:text-properties fo:language="pl" fo:country="PL" officeooo:rsid="00212908" officeooo:paragraph-rsid="00360d72" style:font-size-asian="10.5pt"/>
    </style:style>
    <style:style style:name="P23" style:family="paragraph" style:parent-style-name="Standard">
      <style:text-properties fo:language="pl" fo:country="PL" officeooo:rsid="00212908" officeooo:paragraph-rsid="00235cb1" style:font-size-asian="10.5pt"/>
    </style:style>
    <style:style style:name="P24" style:family="paragraph" style:parent-style-name="Standard">
      <style:text-properties fo:language="pl" fo:country="PL" officeooo:rsid="0031f457" officeooo:paragraph-rsid="0031f457" style:font-size-asian="10.5pt"/>
    </style:style>
    <style:style style:name="P25" style:family="paragraph" style:parent-style-name="Standard">
      <style:text-properties fo:language="pl" fo:country="PL" officeooo:rsid="00336d5d" officeooo:paragraph-rsid="00336d5d" style:font-size-asian="10.5pt"/>
    </style:style>
    <style:style style:name="P26" style:family="paragraph" style:parent-style-name="Standard">
      <style:text-properties fo:language="pl" fo:country="PL" officeooo:rsid="00288797" officeooo:paragraph-rsid="002957ac" style:font-size-asian="10.5pt"/>
    </style:style>
    <style:style style:name="P27" style:family="paragraph" style:parent-style-name="Standard">
      <style:text-properties fo:language="pl" fo:country="PL" officeooo:rsid="00288797" officeooo:paragraph-rsid="003ebf3f" style:font-size-asian="10.5pt"/>
    </style:style>
    <style:style style:name="P28" style:family="paragraph" style:parent-style-name="Standard" style:list-style-name="L3">
      <style:text-properties fo:language="pl" fo:country="PL" officeooo:rsid="00288797" officeooo:paragraph-rsid="00288797" style:font-size-asian="10.5pt"/>
    </style:style>
    <style:style style:name="P29" style:family="paragraph" style:parent-style-name="Standard">
      <style:text-properties fo:language="pl" fo:country="PL" officeooo:rsid="001c5853" officeooo:paragraph-rsid="00360d72" style:font-size-asian="10.5pt"/>
    </style:style>
    <style:style style:name="P30" style:family="paragraph" style:parent-style-name="Standard">
      <style:text-properties fo:language="pl" fo:country="PL" officeooo:rsid="0021b0b3" officeooo:paragraph-rsid="00394d20" style:font-size-asian="10.5pt"/>
    </style:style>
    <style:style style:name="P31" style:family="paragraph" style:parent-style-name="Standard">
      <style:text-properties fo:language="pl" fo:country="PL" officeooo:rsid="0024e59a" officeooo:paragraph-rsid="003ad46f" style:font-size-asian="10.5pt"/>
    </style:style>
    <style:style style:name="P32" style:family="paragraph" style:parent-style-name="Standard">
      <style:text-properties fo:language="pl" fo:country="PL" officeooo:rsid="002957ac" officeooo:paragraph-rsid="002957ac" style:font-size-asian="10.5pt"/>
    </style:style>
    <style:style style:name="P33" style:family="paragraph" style:parent-style-name="Standard">
      <style:text-properties fo:language="pl" fo:country="PL" officeooo:rsid="002957ac" officeooo:paragraph-rsid="003ebf3f" style:font-size-asian="10.5pt"/>
    </style:style>
    <style:style style:name="P34" style:family="paragraph" style:parent-style-name="Standard">
      <style:text-properties fo:language="pl" fo:country="PL" officeooo:rsid="003ebf3f" officeooo:paragraph-rsid="003ebf3f" style:font-size-asian="10.5pt"/>
    </style:style>
    <style:style style:name="P35" style:family="paragraph" style:parent-style-name="Standard">
      <style:paragraph-properties fo:text-align="start" style:justify-single-word="false"/>
      <style:text-properties fo:language="pl" fo:country="PL" style:text-underline-style="solid" style:text-underline-width="auto" style:text-underline-color="font-color" officeooo:rsid="001fbf12" officeooo:paragraph-rsid="001fbf12" style:font-size-asian="10.5pt"/>
    </style:style>
    <style:style style:name="P36" style:family="paragraph" style:parent-style-name="Standard">
      <style:text-properties fo:language="pl" fo:country="PL" style:text-underline-style="solid" style:text-underline-width="auto" style:text-underline-color="font-color" officeooo:rsid="00235cb1" officeooo:paragraph-rsid="002a5723" style:font-size-asian="10.5pt"/>
    </style:style>
    <style:style style:name="P37" style:family="paragraph" style:parent-style-name="Standard">
      <style:text-properties fo:language="pl" fo:country="PL" style:text-underline-style="solid" style:text-underline-width="auto" style:text-underline-color="font-color" officeooo:rsid="00312f42" officeooo:paragraph-rsid="00312f42" style:font-size-asian="10.5pt"/>
    </style:style>
    <style:style style:name="P38" style:family="paragraph" style:parent-style-name="Standard">
      <style:text-properties fo:language="pl" fo:country="PL" style:text-underline-style="solid" style:text-underline-width="auto" style:text-underline-color="font-color" fo:font-weight="bold" officeooo:rsid="001c5853" officeooo:paragraph-rsid="00360d72" style:font-size-asian="10.5pt" style:font-weight-asian="bold" style:font-weight-complex="bold"/>
    </style:style>
    <style:style style:name="P39" style:family="paragraph" style:parent-style-name="Standard">
      <style:text-properties fo:language="pl" fo:country="PL" fo:font-weight="normal" officeooo:rsid="0031f457" officeooo:paragraph-rsid="0031f457" style:font-size-asian="10.5pt" style:font-weight-asian="normal" style:font-weight-complex="normal"/>
    </style:style>
    <style:style style:name="P40" style:family="paragraph" style:parent-style-name="Standard">
      <style:text-properties fo:language="pl" fo:country="PL" fo:font-weight="normal" officeooo:rsid="0031f457" officeooo:paragraph-rsid="00360d72" style:font-size-asian="10.5pt" style:font-weight-asian="normal" style:font-weight-complex="normal"/>
    </style:style>
    <style:style style:name="P41" style:family="paragraph" style:parent-style-name="Standard">
      <style:text-properties fo:language="pl" fo:country="PL" fo:font-weight="normal" officeooo:rsid="0031f457" officeooo:paragraph-rsid="00394d20" style:font-size-asian="10.5pt" style:font-weight-asian="normal" style:font-weight-complex="normal"/>
    </style:style>
    <style:style style:name="P42" style:family="paragraph" style:parent-style-name="Standard">
      <style:text-properties fo:language="pl" fo:country="PL" fo:font-weight="normal" officeooo:rsid="003cc4d4" officeooo:paragraph-rsid="003cc4d4" style:font-size-asian="10.5pt" style:font-weight-asian="normal" style:font-weight-complex="normal"/>
    </style:style>
    <style:style style:name="P43" style:family="paragraph" style:parent-style-name="Standard">
      <style:text-properties fo:language="pl" fo:country="PL" fo:font-weight="bold" officeooo:rsid="00263d53" officeooo:paragraph-rsid="00232c26" style:font-size-asian="10.5pt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officeooo:rsid="001d0d96" officeooo:paragraph-rsid="001d0d96"/>
    </style:style>
    <style:style style:name="P45" style:family="paragraph" style:parent-style-name="Standard">
      <style:paragraph-properties fo:text-align="start" style:justify-single-word="false"/>
      <style:text-properties fo:font-weight="bold" officeooo:rsid="002cf85a" officeooo:paragraph-rsid="002cf85a" style:font-weight-asian="bold" style:font-weight-complex="bold"/>
    </style:style>
    <style:style style:name="T1" style:family="text">
      <style:text-properties officeooo:rsid="0021b0b3"/>
    </style:style>
    <style:style style:name="T2" style:family="text">
      <style:text-properties officeooo:rsid="0021b0b3" fo:background-color="#ffff00" loext:char-shading-value="0"/>
    </style:style>
    <style:style style:name="T3" style:family="text">
      <style:text-properties officeooo:rsid="0032aec1" fo:background-color="#ffff00" loext:char-shading-value="0"/>
    </style:style>
    <style:style style:name="T4" style:family="text">
      <style:text-properties officeooo:rsid="0024b9c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1f457" style:font-weight-asian="bold" style:font-weight-complex="bold"/>
    </style:style>
    <style:style style:name="T7" style:family="text">
      <style:text-properties fo:font-weight="bold" officeooo:rsid="001eba17" style:font-weight-asian="bold" style:font-weight-complex="bold"/>
    </style:style>
    <style:style style:name="T8" style:family="text">
      <style:text-properties fo:font-weight="bold" officeooo:rsid="003ebf3f" style:font-weight-asian="bold" style:font-weight-complex="bold"/>
    </style:style>
    <style:style style:name="T9" style:family="text">
      <style:text-properties fo:font-weight="bold" officeooo:rsid="002a5723" style:font-weight-asian="bold" style:font-weight-complex="bold"/>
    </style:style>
    <style:style style:name="T10" style:family="text">
      <style:text-properties fo:font-weight="bold" officeooo:rsid="002957ac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346937" style:font-weight-asian="bold" style:font-weight-complex="bold"/>
    </style:style>
    <style:style style:name="T13" style:family="text">
      <style:text-properties officeooo:rsid="00263d53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4b9c4" style:font-weight-asian="normal" style:font-weight-complex="normal"/>
    </style:style>
    <style:style style:name="T16" style:family="text">
      <style:text-properties fo:font-weight="normal" officeooo:rsid="00263d53" style:font-weight-asian="normal" style:font-weight-complex="normal"/>
    </style:style>
    <style:style style:name="T17" style:family="text">
      <style:text-properties fo:font-weight="normal" officeooo:rsid="0031f457" style:font-weight-asian="normal" style:font-weight-complex="normal"/>
    </style:style>
    <style:style style:name="T18" style:family="text">
      <style:text-properties fo:font-weight="normal" fo:background-color="#ffff00" loext:char-shading-value="0" style:font-weight-asian="normal" style:font-weight-complex="normal"/>
    </style:style>
    <style:style style:name="T19" style:family="text">
      <style:text-properties fo:font-weight="normal" officeooo:rsid="0021b0b3" fo:background-color="#ffff00" loext:char-shading-value="0" style:font-weight-asian="normal" style:font-weight-complex="normal"/>
    </style:style>
    <style:style style:name="T20" style:family="text">
      <style:text-properties fo:font-weight="normal" officeooo:rsid="0027d68c" fo:background-color="#ffff00" loext:char-shading-value="0" style:font-weight-asian="normal" style:font-weight-complex="normal"/>
    </style:style>
    <style:style style:name="T21" style:family="text">
      <style:text-properties officeooo:rsid="0027d68c"/>
    </style:style>
    <style:style style:name="T22" style:family="text">
      <style:text-properties officeooo:rsid="002957ac"/>
    </style:style>
    <style:style style:name="T23" style:family="text">
      <style:text-properties officeooo:rsid="002a5723"/>
    </style:style>
    <style:style style:name="T24" style:family="text">
      <style:text-properties officeooo:rsid="002cf85a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cf85a" style:font-style-asian="normal" style:font-style-complex="normal"/>
    </style:style>
    <style:style style:name="T27" style:family="text">
      <style:text-properties officeooo:rsid="001eba17"/>
    </style:style>
    <style:style style:name="T28" style:family="text">
      <style:text-properties officeooo:rsid="002eedf5"/>
    </style:style>
    <style:style style:name="T29" style:family="text">
      <style:text-properties officeooo:rsid="001d0d96"/>
    </style:style>
    <style:style style:name="T30" style:family="text">
      <style:text-properties officeooo:rsid="00346937"/>
    </style:style>
    <style:style style:name="T31" style:family="text">
      <style:text-properties officeooo:rsid="00360d72"/>
    </style:style>
    <style:style style:name="T32" style:family="text">
      <style:text-properties officeooo:rsid="00377669"/>
    </style:style>
    <style:style style:name="T33" style:family="text">
      <style:text-properties officeooo:rsid="00394d20"/>
    </style:style>
    <style:style style:name="T34" style:family="text">
      <style:text-properties officeooo:rsid="003cc4d4"/>
    </style:style>
    <style:style style:name="T35" style:family="text">
      <style:text-properties officeooo:rsid="003e9d8a"/>
    </style:style>
    <style:style style:name="T36" style:family="text">
      <style:text-properties officeooo:rsid="003ebf3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wiczenie 9, atrefakty, filtry, ICA </text:p>
      <text:p text:style-name="P1"/>
      <text:p text:style-name="P1">artefakty <text:span text:style-name="T24">powtarzalne, </text:span>nisko-cz<text:span text:style-name="T4">ę</text:span>stotliwościowe :</text:p>
      <text:list xml:id="list7944337337006010521" text:style-name="L1">
        <text:list-item>
          <text:p text:style-name="P14">ruchy oczu, mrugnięcia, pocenie, <text:s/><text:span text:style-name="T25">tętno - wolny rytm (~ 1 Hz)</text:span><text:span text:style-name="T26"> ale</text:span><text:span text:style-name="T25"> szybkie załamki QRS </text:span></text:p>
        </text:list-item>
      </text:list>
      <text:p text:style-name="P18"><text:span text:style-name="T29">artefakty powtarzalne, rytmiczne, wysoko-czstotliwościowe :</text:span></text:p>
      <text:list xml:id="list234302193797055" text:continue-numbering="true" text:style-name="L1">
        <text:list-item>
          <text:p text:style-name="P14">sieć 50 Hz, mięśnie, <text:span text:style-name="T27">szum elektroniczny </text:span></text:p>
        </text:list-item>
      </text:list>
      <text:p text:style-name="P17"><text:span text:style-name="T24">artefakty nieregularne</text:span></text:p>
      <text:list xml:id="list234301183461103" text:continue-numbering="true" text:style-name="L1">
        <text:list-item>
          <text:p text:style-name="P16"><text:span text:style-name="T24">ruchy osoby badanej </text:span>i kabli, przepięcia elektroniki </text:p>
          <text:p text:style-name="P15"/>
        </text:list-item>
      </text:list>
      <text:p text:style-name="P35"><text:span text:style-name="T24">Usuwanie</text:span> artefaktów:</text:p>
      <text:p text:style-name="P4"><text:tab/>wycięcie fragmentu sygnału </text:p>
      <text:p text:style-name="P4"><text:tab/>filtry: <text:span text:style-name="T4">notch (50 Hz), dolnoprzepustowy (low pass LP), górnoprzepustowy (high pass HP)</text:span></text:p>
      <text:p text:style-name="P4"><text:tab/>ICA – <text:span text:style-name="T24">może być skuteczny przy artefaktach ocznych, mięśniowych</text:span></text:p>
      <text:p text:style-name="P13"/>
      <text:p text:style-name="P36">UWAGA – przed filtrowaniem (i przed ICA) - wyciągnąć markery i wywalić <text:span text:style-name="T28">z danych </text:span>kanał <text:span text:style-name="T28">ze znacznikami</text:span>! </text:p>
      <text:p text:style-name="P13"/>
      <text:p text:style-name="P37">PLIKI: </text:p>
      <text:p text:style-name="P20"><text:span text:style-name="T12">1. </text:span><text:span text:style-name="T11">dzwiek_gr4</text:span><text:span text:style-name="T5">_GNDuszy_events.</text:span><text:span text:style-name="T6">set</text:span><text:span text:style-name="T5"> : </text:span></text:p>
      <text:p text:style-name="P39"><text:s text:c="2"/>1. <text:s/>kanały do usunięcia ? - marker</text:p>
      <text:p text:style-name="P39"><text:s text:c="2"/>2. <text:s/>plot data scroll → jakie widac artefakty?</text:p>
      <text:p text:style-name="P20"><text:span text:style-name="T5"><text:s text:c="2"/></text:span><text:span text:style-name="T14">sieć ?</text:span></text:p>
      <text:p text:style-name="P20"><text:span text:style-name="T14"><text:s text:c="2"/>mięśnie ?</text:span></text:p>
      <text:p text:style-name="P20"><text:span text:style-name="T14"><text:s text:c="2"/></text:span><text:span text:style-name="T17">oczy? </text:span></text:p>
      <text:p text:style-name="P20"><text:span text:style-name="T17"><text:s text:c="2"/>3. skład częstotliwościowy danych ? → (PLOT&gt;channel spectra and maps 1-100 Hz <text:tab/><text:tab/><text:tab/><text:tab/><text:tab/><text:tab/><text:tab/><text:tab/><text:tab/>legend(EEG.chanlocs.labels) <text:s text:c="2"/></text:span><text:span text:style-name="T19">print screen </text:span></text:p>
      <text:p text:style-name="P20"><text:span text:style-name="T17"><text:s text:c="2"/>4. filtry TOOLS&gt; Filter the data &gt; basic fir:</text:span></text:p>
      <text:p text:style-name="P21"><text:s text:c="3"/>→<text:span text:style-name="T1"> filtr NOTCH ~ 50 Hz - </text:span></text:p>
      <text:p text:style-name="P21"><text:span text:style-name="T1"><text:tab/> </text:span><text:span text:style-name="T2">print screen </text:span><text:span text:style-name="T3">x 3 </text:span><text:span text:style-name="T1">: filter response + plot data scroll filtrowanych danych (oba filtry) +</text:span></text:p>
      <text:p text:style-name="P21"><text:s/><text:tab/><text:tab/><text:span text:style-name="T17">(PLOT&gt;channel spectra and maps 1-100 Hz </text:span></text:p>
      <text:p text:style-name="P25">!cwyjściowe dane : </text:p>
      <text:p text:style-name="P21"><text:s text:c="3"/>→<text:span text:style-name="T1"> filtr LP &lt; 35 Hz </text:span></text:p>
      <text:p text:style-name="P21"><text:span text:style-name="T1"><text:tab/> </text:span><text:span text:style-name="T2">print screen </text:span><text:span text:style-name="T3">x 3 </text:span><text:span text:style-name="T1">: filter response + plot data scroll filtrowanych danych (oba filtry) +</text:span></text:p>
      <text:p text:style-name="P21"><text:s/><text:tab/><text:tab/><text:span text:style-name="T17">(PLOT&gt;channel spectra and maps 1-100 Hz </text:span></text:p>
      <text:p text:style-name="P21"><text:span text:style-name="T17"/></text:p>
      <text:p text:style-name="P24">ODPOWIEDŹ – który filtr skuteczniej oczyścił dane? </text:p>
      <text:p text:style-name="P5"/>
      <text:p text:style-name="P6"/>
      <text:p text:style-name="P38"><text:span text:style-name="T30">2. diody_gr2_7_EDF file_marker_locs_ica.set</text:span>:</text:p>
      <text:p text:style-name="P40"><text:s text:c="2"/>1. <text:s/>kanały do usunięcia ? </text:p>
      <text:p text:style-name="P41"><text:s text:c="2"/>2. <text:s/>plot data scroll → jakie wida<text:span text:style-name="T32">ć</text:span> artefakty? <text:span text:style-name="T2">print screen </text:span></text:p>
      <text:p text:style-name="P22"><text:span text:style-name="T5"><text:s text:c="4"/></text:span><text:span text:style-name="T14">sieć ?</text:span></text:p>
      <text:p text:style-name="P22"><text:span text:style-name="T14"><text:s text:c="4"/>mięśnie ?</text:span></text:p>
      <text:p text:style-name="P22"><text:span text:style-name="T14"><text:s text:c="5"/></text:span><text:span text:style-name="T17">oczy? </text:span></text:p>
      <text:p text:style-name="P29"><text:span text:style-name="T17"><text:s text:c="2"/>3. skład częstotliwościowy danych ? → (PLOT&gt;channel spectra and maps 1-100 Hz <text:tab/><text:tab/><text:tab/><text:tab/><text:tab/><text:tab/><text:tab/><text:tab/><text:tab/>legend(EEG.chanlocs.labels) <text:s text:c="2"/></text:span><text:span text:style-name="T19">print screen </text:span><text:tab/></text:p>
      <text:p text:style-name="P29"/>
      <text:p text:style-name="P2"/>
      <text:p text:style-name="P23"><text:soft-page-break/><text:s/><text:span text:style-name="T31">4. <text:s/>analiza ICA – rozkład danych z kanał na budujące je składowe </text:span></text:p>
      <text:p text:style-name="P7"><text:tab/>→<text:span text:style-name="T4">{TOOLS → run ICA → <text:s/>w tym pliku już to jest zrobione <text:s/>}</text:span></text:p>
      <text:p text:style-name="P30"><text:s/>→<text:span text:style-name="T33"> PLOT&gt; component activation (scroll) </text:span><text:span text:style-name="T18">print screen </text:span></text:p>
      <text:p text:style-name="P9">oceniamy które komponenty to artefakty:</text:p>
      <text:p text:style-name="P31"><text:tab/>lokalizacja – plot component maps in 2D <text:s/><text:span text:style-name="T34">[1 5]</text:span> <text:span text:style-name="T19">print screen </text:span></text:p>
      <text:p text:style-name="P31"><text:tab/><text:span text:style-name="T21">plot – component spectra and maps <text:s/></text:span><text:span text:style-name="T20">print screen </text:span></text:p>
      <text:p text:style-name="P31"><text:tab/>plot - component properties – <text:span text:style-name="T13">FFT + mapka dla każdej składowej oddzielnie </text:span></text:p>
      <text:p text:style-name="P9"><text:tab/></text:p>
      <text:p text:style-name="P9"/>
      <text:p text:style-name="P8">TOOLS → remove components <text:span text:style-name="T34">(1 i ?, ew 2 ale to usunie zceśc pasma alfa → lepiej mięsnie usunąć filtrem LP &lt; 35 Hz)</text:span></text:p>
      <text:p text:style-name="P10">zapisać nowy set</text:p>
      <text:p text:style-name="P3"><text:span text:style-name="T15">plot dane i component activations (scroll) </text:span><text:span text:style-name="T16">i dane po usunięciu składowych</text:span><text:span text:style-name="T15"> </text:span><text:span text:style-name="T19">print screen </text:span><text:span text:style-name="T5"><text:tab/></text:span></text:p>
      <text:p text:style-name="P43"/>
      <text:p text:style-name="P42"/>
      <text:list xml:id="list132010011922109311" text:style-name="L3">
        <text:list-item>
          <text:p text:style-name="P28"><text:span text:style-name="T5">plik godz 16 locs100</text:span><text:span text:style-name="T9">s</text:span></text:p>
          <text:p text:style-name="P28"/>
        </text:list-item>
      </text:list>
      <text:p text:style-name="P27"><text:span text:style-name="T36">plot data scroll </text:span><text:span text:style-name="T19">print screen </text:span><text:span text:style-name="T8"><text:tab/></text:span></text:p>
      <text:p text:style-name="P34"/>
      <text:p text:style-name="P34">run ICA <text:s/>(~ 3 min)</text:p>
      <text:p text:style-name="P27"/>
      <text:p text:style-name="P27">plot ica (scroll) <text:s/><text:span text:style-name="T19">print screen </text:span><text:span text:style-name="T7"><text:tab/></text:span></text:p>
      <text:p text:style-name="P27">plot <text:span text:style-name="T22">component maps in 2D </text:span><text:span text:style-name="T19">print screen </text:span><text:span text:style-name="T10"><text:tab/></text:span></text:p>
      <text:p text:style-name="P33">plot component spectra and maps <text:span text:style-name="T19">print screen </text:span><text:span text:style-name="T7"><text:tab/></text:span></text:p>
      <text:p text:style-name="P12"/>
      <text:p text:style-name="P12"/>
      <text:p text:style-name="P2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wka maly</meta:initial-creator>
    <meta:creation-date>2016-04-25T01:54:24.815440107</meta:creation-date>
    <meta:generator>LibreOffice/5.2.0.4$Linux_X86_64 LibreOffice_project/20m0$Build-4</meta:generator>
    <dc:date>2017-04-23T23:43:00.944394103</dc:date>
    <dc:creator>ewka maly</dc:creator>
    <meta:editing-duration>PT1H46M56S</meta:editing-duration>
    <meta:editing-cycles>18</meta:editing-cycles>
    <meta:document-statistic meta:table-count="0" meta:image-count="0" meta:object-count="0" meta:page-count="2" meta:paragraph-count="54" meta:word-count="379" meta:character-count="2471" meta:non-whitespace-character-count="2013"/>
  </office:meta>
</office:document-meta>
</file>